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Arial" svg:font-family="Arial, Helvetica, sans-serif"/>
    <style:font-face style:name="Lohit Devanagari1" svg:font-family="'Lohit Devanagari'"/>
    <style:font-face style:name="Open Sans" svg:font-family="'Open Sans'"/>
    <style:font-face style:name="Libreayio serif" svg:font-family="'Libreayio serif'"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897f9"/>
    </style:style>
    <style:style style:name="P2" style:family="paragraph" style:parent-style-name="Standard">
      <style:paragraph-properties fo:text-align="justify" style:justify-single-word="false"/>
      <style:text-properties officeooo:paragraph-rsid="0024ff7a"/>
    </style:style>
    <style:style style:name="P3" style:family="paragraph" style:parent-style-name="Standard">
      <style:paragraph-properties fo:text-align="center" style:justify-single-word="false"/>
      <style:text-properties fo:color="#ff0000" loext:opacity="100%" style:font-name="Times new roman" fo:font-size="20pt" fo:font-weight="bold" officeooo:paragraph-rsid="001897f9" style:font-size-asian="20pt" style:font-weight-asian="bold" style:font-size-complex="20pt" style:font-weight-complex="bold"/>
    </style:style>
    <style:style style:name="P4" style:family="paragraph" style:parent-style-name="Standard">
      <style:paragraph-properties fo:text-align="justify" style:justify-single-word="false"/>
      <style:text-properties fo:color="#000000" loext:opacity="100%" fo:font-weight="normal" officeooo:paragraph-rsid="001897f9" style:font-weight-asian="normal" style:font-weight-complex="normal"/>
    </style:style>
    <style:style style:name="P5" style:family="paragraph" style:parent-style-name="Standard">
      <style:paragraph-properties fo:text-align="justify" style:justify-single-word="false"/>
      <style:text-properties fo:color="#000000" loext:opacity="100%" style:font-name="Liberation Serif" fo:font-size="12pt" fo:font-weight="normal" officeooo:paragraph-rsid="001897f9"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loext:opacity="100%" style:font-name="Liberation Serif" fo:font-size="12pt" fo:font-weight="normal" officeooo:paragraph-rsid="0024ff7a"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222222" loext:opacity="100%" style:font-name="Arial" fo:font-size="12pt" fo:letter-spacing="normal" fo:font-style="normal" fo:font-weight="normal" officeooo:paragraph-rsid="0024ff7a"/>
    </style:style>
    <style:style style:name="P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24ff7a"/>
    </style:style>
    <style:style style:name="T1" style:family="text">
      <style:text-properties fo:font-variant="normal" fo:text-transform="none" fo:letter-spacing="normal" fo:font-style="normal"/>
    </style:style>
    <style:style style:name="T2"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color="#505759" loext:opacity="100%" style:font-name="Open Sans" style:font-size-asian="12pt" style:font-weight-asian="normal" style:font-size-complex="12pt" style:font-weight-complex="normal"/>
    </style:style>
    <style:style style:name="T4" style:family="text">
      <style:text-properties fo:color="#505759" loext:opacity="100%" style:font-size-asian="12pt" style:font-weight-asian="normal" style:font-size-complex="12pt" style:font-weight-complex="normal"/>
    </style:style>
    <style:style style:name="T5" style:family="text">
      <style:text-properties style:font-name="Liberation Serif" fo:font-size="12pt" style:font-size-asian="12pt" style:font-size-complex="12pt"/>
    </style:style>
    <style:style style:name="T6" style:family="text">
      <style:text-properties fo:color="#000000" loext:opacity="100%" style:font-name="Liberation Serif" style:font-size-asian="12pt" style:font-weight-asian="normal" style:font-size-complex="12pt" style:font-weight-complex="normal"/>
    </style:style>
    <style:style style:name="T7" style:family="text">
      <style:text-properties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 SCUOLE COMUNALI</text:p>
      <text:p text:style-name="P1"/>
      <text:p text:style-name="P4">Le prime scuole comunali, che venirono istituite nel corso del XIII secolo, avevano come compito <text:span text:style-name="T5">principale quello di far avere hai figli dei mercanti un’istruzione di base, in modo che essi potessero proseguire, raggiunta la maggiore età, il lavoro lasciatogli dal padre.</text:span></text:p>
      <text:p text:style-name="P5">Tra le prime città in cui sorsero le scuole comunali, una tra le più importanti, è sicuramente Firenze; a essa si aggiungono Gand, situata nelle Fiandre, e Lubecca, che si trova in Germania.</text:p>
      <text:p text:style-name="P6"><text:span text:style-name="T1">La nascita delle scuole comunali, finanziate dagli organi municipali, consentì così di ampliare ulteriormente le possibilità di istruzione anche per i ceti meno abbienti, raggiungendo ampi strati di popolazione prima esclusi. Ai chierici si andò ad affiancare un numero sempre più ampio di giuristi e notai, insegnanti, artigiani, cortigiani letterati e mercanti alfabetizzati secondo un percorso ormai inarrestabile di apertura e laicizzazione della società. </text:span></text:p>
      <text:p text:style-name="P2"><text:span text:style-name="T2">Nel XIV secolo la situazione era ormai consolidata: le scuole laiche potevano essere comunali o private e si suddividevano in elementari, frequentate da bambini e bambine a partire dai 6-7 anni di età, e superiori. Al termine delle scuole elementari generalmente le ragazze, le poche fortunate che avevano avuto l’opportunità di iniziare a studiare, erano costrette ad abbandonare i banchi di scuola, mentre i ragazzi cercavano un posto come apprendista presso la bottega di qualche artigiano o completavano le scuole superiori, secondo specializzazioni diverse: le scuole di grammatica, logica e retorica erano dedicate a chi avrebbe poi proseguito gli studi, mentre le scuole di “abaco e logaritmo” istruivano i ragazzi che volevano cimentarsi nella mercatura. L</text:span><text:span text:style-name="T1">e cosiddette “scuole dell’abaco”, erano le istituzioni dove si pratica un insegnamento funzionale ai mercanti e ai tecnici, esse sono analoghe alle scuole professionali o alle scuole tecniche di oggi. </text:span><text:span text:style-name="T2">La frequenza di una scuola d’abaco poteva durare anche 5 o 6 anni e poi apriva la via all’apprendistato in una bottega di un artigiano o di un mercante. Anche l’apprendistato poteva avere una durata oscillante fra i 3 e i 6 anni, secondo le capacità dell’allievo o la difficoltà del mestiere.</text:span></text:p>
      <text:p text:style-name="P7"><text:span text:style-name="T6">L'istituzione di queste scuole costituì un fattore di enorme importanza, considerato il basso livello di alfabetizzazione della società dell'epoca e portò con se un'ulteriore conseguenza: l'istruzione di base veniva sottratta al monopolio della Chiesa e per la prima volta era indirizzata a fini pratici, scatenando la strenua opposizione delle autorità ecclesiastiche. Le scuole dei mercanti, pur prevedendo l'apprendimento del latino, contribuirono a estendere l'uso delle lingue volgari, poiché le lezioni erano tenute in volgare da maestri laici e in volgare erano le scritture commerciali usate per l'attività mercantile. La crescita di un ceto alfabetizzato, che sapeva leggere e scrivere in volgare, ebbe conseguenze anche sulla letteratura del tempo, sia perché si diffusero opere letterarie indirizzate a questo tipo di pubblico, sia perché comparvero letterati di formazione mercantile, come Giovanni Boccaccio.</text:span></text:p>
      <text:p text:style-name="P8"><text:span text:style-name="T7">La reazione della chiesa allo svilupparsi di una rete scolastica laica e alternativa a quella ecclesiastica fu duplice: da un lato, infatti, venne scelta una linea di apertura rendendo accessibili le scuole vescovili anche a coloro che non avevano intenzione di intraprendere la carriera religiosa e agli studenti meno abbienti, così come stabilito dal Concilio Lateranense del 1179 voluto da papa Alessandro III. D’altro canto, però, non mancarono occasioni di conflitto, anche violente, con scomuniche comminate anche a intere città in risposta alle lamentele di frati o vescovi contro lezioni tenute da istituzioni laich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Arial" svg:font-family="Arial, Helvetica, sans-serif"/>
    <style:font-face style:name="Lohit Devanagari1" svg:font-family="'Lohit Devanagari'"/>
    <style:font-face style:name="Open Sans" svg:font-family="'Open Sans'"/>
    <style:font-face style:name="Libreayio serif" svg:font-family="'Libreayio serif'"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8T09:36:29.927962466</meta:creation-date>
    <dc:date>2021-11-28T10:54:20.194155368</dc:date>
    <meta:editing-duration>PT56M53S</meta:editing-duration>
    <meta:editing-cycles>34</meta:editing-cycles>
    <meta:generator>LibreOffice/7.1.5.2$Linux_X86_64 LibreOffice_project/10$Build-2</meta:generator>
    <meta:document-statistic meta:table-count="0" meta:image-count="0" meta:object-count="0" meta:page-count="1" meta:paragraph-count="7" meta:word-count="563" meta:character-count="3743" meta:non-whitespace-character-count="3186"/>
  </office:meta>
</office:document-meta>
</file>